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mily-generic="roman"/>
    <style:font-face style:name="Georgia" svg:font-family="Georgia" style:font-family-generic="roman"/>
    <style:font-face style:name="Verdana" svg:font-family="Verdan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5.24cm" fo:margin-left="-0.191cm" fo:margin-top="0cm" fo:margin-bottom="0cm" table:align="left"/>
    </style:style>
    <style:style style:name="Table1.A" style:family="table-column">
      <style:table-column-properties style:column-width="5.203cm"/>
    </style:style>
    <style:style style:name="Table1.B" style:family="table-column">
      <style:table-column-properties style:column-width="5.017cm"/>
    </style:style>
    <style:style style:name="Table1.C" style:family="table-column">
      <style:table-column-properties style:column-width="5.02cm"/>
    </style:style>
    <style:style style:name="Table1.1" style:family="table-row">
      <style:table-row-properties fo:keep-together="auto"/>
    </style:style>
    <style:style style:name="Table1.A1" style:family="table-cell">
      <style:table-cell-properties style:vertical-align="middle" fo:padding="0cm" fo:border="1pt solid #6d6d6d"/>
    </style:style>
    <style:style style:name="P1" style:family="paragraph" style:parent-style-name="Standard">
      <style:text-properties fo:color="#262626" style:text-outline="false" style:font-name="Verdana" fo:font-size="11pt" fo:letter-spacing="normal" fo:font-weight="bold" style:letter-kerning="false" style:font-size-asian="11pt" style:font-weight-asian="bold"/>
    </style:style>
    <style:style style:name="P2" style:family="paragraph" style:parent-style-name="Standard">
      <style:text-properties fo:color="#262626" style:text-outline="false" style:font-name="Verdana" fo:font-size="11pt" fo:letter-spacing="normal" fo:font-style="normal" fo:font-weight="bold" style:letter-kerning="false" style:font-size-asian="11pt" style:font-style-asian="normal" style:font-weight-asian="bold"/>
    </style:style>
    <style:style style:name="P3" style:family="paragraph" style:parent-style-name="Standard">
      <style:text-properties fo:color="#262626" style:text-outline="false" style:font-name="Verdana" fo:font-size="11pt" fo:letter-spacing="normal" fo:font-style="normal" fo:font-weight="normal" style:letter-kerning="false" style:font-size-asian="11pt" style:font-style-asian="normal" style:font-weight-asian="normal"/>
    </style:style>
    <style:style style:name="P4" style:family="paragraph" style:parent-style-name="Standard">
      <style:text-properties fo:color="#262626" style:text-outline="false" style:font-name="Verdana" fo:font-size="11pt" fo:letter-spacing="normal" fo:font-style="normal" style:text-underline-style="none" fo:font-weight="bold" style:letter-kerning="false" style:font-size-asian="11pt" style:font-style-asian="normal" style:font-weight-asian="bold"/>
    </style:style>
    <style:style style:name="P5" style:family="paragraph" style:parent-style-name="Standard">
      <style:text-properties fo:color="#262626" style:text-outline="false" style:font-name="Verdana" fo:font-size="11pt" fo:letter-spacing="normal" fo:font-style="normal" style:text-underline-style="none" fo:font-weight="normal" style:letter-kerning="false" style:font-size-asian="11pt" style:font-style-asian="normal" style:font-weight-asian="normal"/>
    </style:style>
    <style:style style:name="P6" style:family="paragraph" style:parent-style-name="Standard">
      <style:text-properties fo:color="#262626" style:text-outline="false" style:font-name="Verdana" fo:font-size="11pt" fo:letter-spacing="normal" style:text-underline-style="none" fo:font-weight="bold" style:letter-kerning="false" style:font-size-asian="11pt" style:font-weight-asian="bold"/>
    </style:style>
    <style:style style:name="P7" style:family="paragraph" style:parent-style-name="Standard" style:list-style-name="WWNum1">
      <style:paragraph-properties fo:margin-left="1.27cm" fo:margin-right="0cm" fo:text-indent="-1.27cm" style:auto-text-indent="false">
        <style:tab-stops>
          <style:tab-stop style:position="0.388cm"/>
          <style:tab-stop style:position="1.27cm"/>
        </style:tab-stops>
      </style:paragraph-properties>
    </style:style>
    <style:style style:name="P8" style:family="paragraph" style:parent-style-name="Standard" style:list-style-name="WWNum1">
      <style:paragraph-properties fo:margin-left="1.27cm" fo:margin-right="0cm" fo:text-indent="-1.27cm" style:auto-text-indent="false">
        <style:tab-stops>
          <style:tab-stop style:position="0.388cm"/>
          <style:tab-stop style:position="1.27cm"/>
        </style:tab-stops>
      </style:paragraph-properties>
      <style:text-properties fo:color="#262626" style:text-outline="false" style:font-name="Verdana" fo:font-size="11pt" fo:letter-spacing="normal" fo:font-style="normal" style:text-underline-style="none" fo:font-weight="normal" style:letter-kerning="false" style:font-size-asian="11pt" style:font-style-asian="normal" style:font-weight-asian="normal"/>
    </style:style>
    <style:style style:name="P9" style:family="paragraph" style:parent-style-name="Standard" style:list-style-name="WWNum1">
      <style:paragraph-properties fo:margin-left="2.54cm" fo:margin-right="0cm" fo:text-indent="-2.54cm" style:auto-text-indent="false">
        <style:tab-stops>
          <style:tab-stop style:position="1.658cm"/>
          <style:tab-stop style:position="2.54cm"/>
        </style:tab-stops>
      </style:paragraph-properties>
    </style:style>
    <style:style style:name="T1" style:family="text">
      <style:text-properties fo:color="#951a12" style:text-outline="false" style:font-name="Georgia" fo:font-size="30pt" fo:letter-spacing="normal" fo:font-weight="bold" style:letter-kerning="false" style:font-size-asian="30pt" style:font-weight-asian="bold"/>
    </style:style>
    <style:style style:name="T2" style:family="text">
      <style:text-properties fo:color="#951a12" style:text-outline="false" style:font-name="Georgia" fo:font-size="22pt" fo:letter-spacing="normal" fo:font-style="normal" style:text-underline-style="none" fo:font-weight="bold" style:letter-kerning="false" style:font-size-asian="22pt" style:font-style-asian="normal" style:font-weight-asian="bold"/>
    </style:style>
    <style:style style:name="T3" style:family="text">
      <style:text-properties fo:color="#951a12" style:text-outline="false" style:font-name="Georgia" fo:font-size="22pt" fo:letter-spacing="normal" fo:font-style="normal" style:text-underline-style="none" fo:font-weight="normal" style:letter-kerning="false" style:font-size-asian="22pt" style:font-style-asian="normal" style:font-weight-asian="normal"/>
    </style:style>
    <style:style style:name="T4" style:family="text">
      <style:text-properties fo:color="#951a12" style:text-outline="false" style:font-name="Verdana" fo:font-size="11pt" fo:letter-spacing="normal" fo:font-style="normal" fo:font-weight="normal" style:letter-kerning="false" style:font-size-asian="11pt" style:font-style-asian="normal" style:font-weight-asian="normal"/>
    </style:style>
    <style:style style:name="T5" style:family="text">
      <style:text-properties fo:color="#951a12" style:text-outline="false" style:font-name="Verdana" fo:font-size="11pt" fo:letter-spacing="normal" fo:font-weight="normal" style:letter-kerning="false" style:font-size-asian="11pt" style:font-weight-asian="normal"/>
    </style:style>
    <style:style style:name="T6" style:family="text">
      <style:text-properties fo:color="#951a12" style:text-outline="false" style:font-name="Verdana" fo:font-size="11pt" fo:letter-spacing="normal" style:text-underline-style="none" fo:font-weight="normal" style:letter-kerning="false" style:font-size-asian="11pt" style:font-weight-asian="normal"/>
    </style:style>
    <style:style style:name="T7" style:family="text">
      <style:text-properties fo:color="#262626" style:text-outline="false" style:font-name="Verdana" fo:font-size="11pt" fo:letter-spacing="normal" fo:font-weight="bold" style:letter-kerning="false" style:font-size-asian="11pt" style:font-weight-asian="bold"/>
    </style:style>
    <style:style style:name="T8" style:family="text">
      <style:text-properties fo:color="#262626" style:text-outline="false" style:font-name="Verdana" fo:font-size="11pt" fo:letter-spacing="normal" fo:font-weight="normal" style:letter-kerning="false" style:font-size-asian="11pt" style:font-weight-asian="normal"/>
    </style:style>
    <style:style style:name="T9" style:family="text">
      <style:text-properties fo:color="#262626" style:text-outline="false" style:font-name="Verdana" fo:font-size="11pt" fo:letter-spacing="normal" fo:font-style="italic" fo:font-weight="normal" style:letter-kerning="false" style:font-size-asian="11pt" style:font-style-asian="italic" style:font-weight-asian="normal"/>
    </style:style>
    <style:style style:name="T10" style:family="text">
      <style:text-properties fo:color="#262626" style:text-outline="false" style:font-name="Verdana" fo:font-size="11pt" fo:letter-spacing="normal" fo:font-style="italic" fo:font-weight="bold" style:letter-kerning="false" style:font-size-asian="11pt" style:font-style-asian="italic" style:font-weight-asian="bold"/>
    </style:style>
    <style:style style:name="T11" style:family="text">
      <style:text-properties fo:color="#262626" style:text-outline="false" style:font-name="Verdana" fo:font-size="11pt" fo:letter-spacing="normal" fo:font-style="normal" fo:font-weight="normal" style:letter-kerning="false" style:font-size-asian="11pt" style:font-style-asian="normal" style:font-weight-asian="normal"/>
    </style:style>
    <style:style style:name="T12" style:family="text">
      <style:text-properties fo:color="#262626" style:text-outline="false" style:font-name="Verdana" fo:font-size="11pt" fo:letter-spacing="normal" fo:font-style="normal" fo:font-weight="bold" style:letter-kerning="false" style:font-size-asian="11pt" style:font-style-asian="normal" style:font-weight-asian="bold"/>
    </style:style>
    <style:style style:name="T13" style:family="text">
      <style:text-properties fo:color="#262626" style:text-outline="false" style:font-name="Verdana" fo:font-size="11pt" fo:letter-spacing="normal" fo:font-style="normal" style:text-underline-style="solid" style:text-underline-width="auto" style:text-underline-color="font-color" fo:font-weight="normal" style:letter-kerning="false" style:font-size-asian="11pt" style:font-style-asian="normal" style:font-weight-asian="normal"/>
    </style:style>
    <style:style style:name="T14" style:family="text">
      <style:text-properties fo:color="#262626" style:text-outline="false" style:font-name="Verdana" fo:font-size="11pt" fo:letter-spacing="normal" fo:font-style="normal" style:text-underline-style="none" fo:font-weight="normal" style:letter-kerning="false" style:font-size-asian="11pt" style:font-style-asian="normal" style:font-weight-asian="normal"/>
    </style:style>
    <style:style style:name="T15" style:family="text">
      <style:text-properties fo:color="#262626" style:text-outline="false" style:font-name="Verdana" fo:font-size="11pt" fo:letter-spacing="normal" fo:font-style="normal" style:text-underline-style="none" fo:font-weight="bold" style:letter-kerning="false" style:font-size-asian="11pt" style:font-style-asian="normal" style:font-weight-asian="bold"/>
    </style:style>
    <style:style style:name="T16" style:family="text">
      <style:text-properties fo:color="#262626" style:text-outline="false" style:font-name="Verdana" fo:font-size="11pt" fo:letter-spacing="normal" style:text-underline-style="solid" style:text-underline-width="auto" style:text-underline-color="font-color" fo:font-weight="normal" style:letter-kerning="false" style:font-size-asian="11pt" style:font-weight-asian="normal"/>
    </style:style>
    <style:style style:name="T17" style:family="text">
      <style:text-properties fo:color="#262626" style:text-outline="false" style:font-name="Verdana" fo:font-size="11pt" fo:letter-spacing="normal" style:text-underline-style="none" fo:font-weight="normal" style:letter-kerning="false" style:font-size-asian="11pt" style:font-weight-asian="normal"/>
    </style:style>
    <style:style style:name="T18" style:family="text">
      <style:text-properties fo:color="#262626" style:text-outline="false" style:font-name="Verdana" fo:font-size="11pt" fo:letter-spacing="normal" style:text-underline-style="none" fo:font-weight="bold" style:letter-kerning="false" style:font-size-asian="11pt" style:font-weight-asian="bold"/>
    </style:style>
    <style:style style:name="T19" style:family="text">
      <style:text-properties fo:color="#262626" style:text-outline="false" style:font-name="Verdana" fo:font-size="11pt" fo:letter-spacing="normal" style:text-underline-style="solid" style:text-underline-width="auto" style:text-underline-color="#262626" fo:font-weight="normal" style:letter-kerning="false" style:font-size-asian="11pt" style:font-weight-asian="normal"/>
    </style:style>
    <style:style style:name="T20" style:family="text">
      <style:text-properties fo:color="#262626" style:text-outline="false" style:font-name="Verdana" fo:font-size="11pt" fo:letter-spacing="normal" style:text-underline-style="none" fo:font-weight="normal" style:letter-kerning="false" style:font-size-asian="11pt" style:font-weight-asian="normal"/>
    </style:style>
    <style:style style:name="T21" style:family="text">
      <style:text-properties fo:color="#262626" style:text-outline="false" style:font-name="Verdana" fo:font-size="11pt" fo:letter-spacing="normal" style:text-underline-style="none" fo:font-weight="bold" style:letter-kerning="false" style:font-size-asian="11pt" style:font-weight-asian="bold"/>
    </style:style>
    <style:style style:name="T22" style:family="text">
      <style:text-properties fo:color="#262626" style:text-outline="false" style:font-name="Courier" fo:font-size="11pt" fo:letter-spacing="normal" fo:font-style="normal" style:text-underline-style="none" fo:font-weight="normal" style:letter-kerning="false" style:font-size-asian="11pt" style:font-style-asian="normal" style:font-weight-asian="normal"/>
    </style:style>
    <style:style style:name="T23" style:family="text">
      <style:text-properties fo:color="#262626" style:text-outline="false" style:font-name="Courier" fo:font-size="11pt" fo:letter-spacing="normal" fo:font-style="normal" fo:font-weight="normal" style:letter-kerning="false" style:font-size-asian="11pt" style:font-style-asian="normal" style:font-weight-asian="normal"/>
    </style:style>
    <style:style style:name="T24" style:family="text">
      <style:text-properties fo:color="#fb0007" style:text-outline="false" style:font-name="Verdana" fo:font-size="11pt" fo:letter-spacing="normal" fo:font-weight="normal" style:letter-kerning="false" style:font-size-asian="11pt" style:font-weight-asian="normal"/>
    </style:style>
    <style:style style:name="T25" style:family="text">
      <style:text-properties fo:color="#fb0007" style:text-outline="false" style:font-name="Verdana" fo:font-size="11pt" fo:letter-spacing="normal" fo:font-style="normal" fo:font-weight="bold" style:letter-kerning="false" style:font-size-asian="11pt" style:font-style-asian="normal" style:font-weight-asian="bold"/>
    </style:style>
    <style:style style:name="T26" style:family="text">
      <style:text-properties fo:color="#434343" style:text-outline="false" style:font-name="Georgia" fo:font-size="18pt" fo:letter-spacing="normal" fo:font-style="normal" style:text-underline-style="none" fo:font-weight="normal" style:letter-kerning="false" style:font-size-asian="18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Basics, Layout</text:span></text:p>
      <text:p text:style-name="Standard"><text:span text:style-name="T7">nobs</text:span></text:p>
      <text:p text:style-name="Standard"><text:span text:style-name="T8">Number of areal units.</text:span></text:p>
      <text:p text:style-name="Standard"><text:span text:style-name="T7">language</text:span></text:p>
      <text:p text:style-name="Standard"><text:span text:style-name="T8">Language (of dialogs, menus) (en: english / de: deutsch / fr: français / it: italiano); If the language parameter is a list (e.g. "en,de,fr") you can choose the language under the help menu.</text:span></text:p>
      <text:p text:style-name="Standard"><text:span text:style-name="T7">country</text:span></text:p>
      <text:p text:style-name="Standard"><text:span text:style-name="T8">Country code.</text:span></text:p>
      <text:p text:style-name="P1"/>
      <text:p text:style-name="Standard"><text:span text:style-name="T7">xmap / ymap</text:span></text:p>
      <text:p text:style-name="Standard"><text:span text:style-name="T8">Position of the top left corner of the map (0 / 0).</text:span></text:p>
      <text:p text:style-name="P1"/>
      <text:p text:style-name="Standard"><text:span text:style-name="T7">xleg / yleg</text:span></text:p>
      <text:p text:style-name="Standard"><text:span text:style-name="T8">Position of the top left corner of the legend (2 / 7).</text:span></text:p>
      <text:p text:style-name="Standard"><text:span text:style-name="T7">fleg</text:span></text:p>
      <text:p text:style-name="Standard"><text:span text:style-name="T8">Size factor of the legend (1.0).</text:span></text:p>
      <text:p text:style-name="Standard"><text:span text:style-name="T7">boxw / boxh / dybox</text:span></text:p>
      <text:p text:style-name="Standard"><text:span text:style-name="T8">Height and width of a nominal legend box. dybox: vertical space between two boxes (29 / 18 / 5).</text:span></text:p>
      <text:p text:style-name="Standard"><text:span text:style-name="T7">box</text:span></text:p>
      <text:p text:style-name="Standard"><text:span text:style-name="T8">Maximal rectangle (xmin, ymin, xmax, ymax). No further zoom out than to this box is possible. Default: no zoom out limits.</text:span></text:p>
      <text:p text:style-name="Standard"><text:span text:style-name="T7">loglevel</text:span></text:p>
      <text:p text:style-name="Standard"><text:span text:style-name="T8">Level of logging messages: trace, debug, info, warning, error (t, d, i, w, e).</text:span></text:p>
      <text:p text:style-name="Standard"><text:span text:style-name="T7">splash</text:span></text:p>
      <text:p text:style-name="Standard"><text:span text:style-name="T8">Name of the splash image appearing at program start (images/about.gif).</text:span></text:p>
      <text:p text:style-name="Standard"><text:span text:style-name="T7">about</text:span></text:p>
      <text:p text:style-name="Standard"><text:span text:style-name="T8">Name of the about image appearing at the about menu item (images/about.gif).</text:span></text:p>
      <text:p text:style-name="Standard"><text:span text:style-name="T8"/></text:p>
      <text:p text:style-name="Standard"><text:span text:style-name="T8"/></text:p>
      <text:p text:style-name="Standard"><text:span text:style-name="T1">Data Parameters</text:span></text:p>
      <text:p text:style-name="Standard"><text:span text:style-name="T7">data, txtdat</text:span></text:p>
      <text:p text:style-name="Standard"><text:span text:style-name="T8">Dataset name of a delimited text dataset (delimiters: tabs, semicolon) with extension ".txt"; may end in "txt.gz" - compressed data; first row contains variable names. Data in clipboard has to be in the same format. </text:span><text:span text:style-name="T7">txtdat</text:span><text:span text:style-name="T8"> is a variant of this parameter without the need of a "txt" extension (NB: blanks are no longer accepted as delimiters; missing values: empty "cells" or any string which can not be translated to a number).</text:span></text:p>
      <text:p text:style-name="Standard"><text:span text:style-name="T7">vnm / uvn / vnu</text:span></text:p>
      <text:p text:style-name="Standard"><text:span text:style-name="T8">Additional information about the variables (in the same order as the variables appear in the data file. Tabulator delimited are the following items (one variable per record):</text:span></text:p>
      <text:p text:style-name="Standard"><text:span text:style-name="T7">variable name</text:span><text:span text:style-name="T8">&lt;tab&gt;</text:span><text:span text:style-name="T7">data type</text:span><text:span text:style-name="T8">&lt;tab&gt;</text:span><text:span text:style-name="T7">data units</text:span><text:span text:style-name="T8">&lt;tab&gt;</text:span><text:span text:style-name="T7">long data units</text:span></text:p>
      <text:p text:style-name="P1"/>
      <text:p text:style-name="Standard"><text:span text:style-name="T7">variable name</text:span><text:span text:style-name="T8"> (may not be the same as in the data file but a longer one)</text:span></text:p>
      <text:p text:style-name="Standard"><text:span text:style-name="T7">data type</text:span><text:span text:style-name="T8">: relative or absolute values (</text:span><text:span text:style-name="T9">r</text:span><text:span text:style-name="T11"> / a). With relative values it is no possible to create cartograms; absolute values are used to make cartograms, they are visualized by areal density values.</text:span></text:p>
      <text:p text:style-name="Standard"><text:span text:style-name="T12">data units</text:span><text:span text:style-name="T11">: e.g. "%" (appears in information windows)</text:span><text:span text:style-name="T12"> </text:span><text:span text:style-name="T11">("")</text:span><text:span text:style-name="T12"> </text:span></text:p>
      <text:p text:style-name="Standard"><text:span text:style-name="T12">long data units</text:span><text:span text:style-name="T11">: e.g. "[per capita]" (appears below the legend) (=data units) </text:span></text:p>
      <text:p text:style-name="P2"/>
      <text:p text:style-name="Standard"><text:soft-page-break/><text:span text:style-name="T10">uvn, vnu</text:span><text:span text:style-name="T12">: </text:span><text:span text:style-name="T11">File of the same structure but saved as Unicode text.</text:span></text:p>
      <text:p text:style-name="P3"/>
      <text:p text:style-name="P2"/>
      <text:p text:style-name="Standard"><text:span text:style-name="T12">geoparts</text:span></text:p>
      <text:p text:style-name="Standard"><text:span text:style-name="T11">If the geo dataset consists of different kind of areal units (example follows, e.g. a map with 171 communes, a smaller map of 11 districts and another with the whole canton) this parameters is important for the construction of cartograms and the calculation of statistics. It consists of pairs with nobs/areal weight (in the case obove: value="171, 1.0, 11, 0.2, 1, 0.05").</text:span></text:p>
      <text:p text:style-name="P2"/>
      <text:p text:style-name="Standard"><text:span text:style-name="T12">dataorder</text:span></text:p>
      <text:p text:style-name="Standard"><text:span text:style-name="T11">Order of the variables how they appear on the menu (1, 2, 3, 4, ....). All *-parameters refer to the original order in the dataset.</text:span></text:p>
      <text:p text:style-name="P2"/>
      <text:p text:style-name="P2"/>
      <text:p text:style-name="Standard"><text:span text:style-name="T12">datahidden</text:span></text:p>
      <text:p text:style-name="Standard"><text:span text:style-name="T11">List of variables that don't appear in the popup-menu (but in the cartogram dialogs). All *-parameters refer to the original order in the dataset.</text:span></text:p>
      <text:p text:style-name="P2"/>
      <text:p text:style-name="P2"/>
      <text:p text:style-name="P2"/>
      <text:p text:style-name="P2"/>
      <text:p text:style-name="Standard"><text:span text:style-name="T12">exclude / dataexclude</text:span></text:p>
      <text:p text:style-name="Standard"><text:span text:style-name="T11">Variables may be excluded from the popup menu. Example: (1, 2) = do not include the first two variables; (-1, -2) = do not include the last two variables. The numbers refer to the original order (before sorting by "dataorder").</text:span></text:p>
      <text:p text:style-name="P2"/>
      <text:p text:style-name="P2"/>
      <text:p text:style-name="P2"/>
      <text:p text:style-name="P2"/>
      <text:p text:style-name="Standard"><text:span text:style-name="T12">digits*</text:span></text:p>
      <text:p text:style-name="Standard"><text:span text:style-name="T11">Number of digits after the decimal point (</text:span><text:span text:style-name="T13">1</text:span><text:span text:style-name="T14">)</text:span></text:p>
      <text:p text:style-name="Standard"><text:span text:style-name="T15">links</text:span></text:p>
      <text:p text:style-name="Standard"><text:span text:style-name="T14">URL or relative path of links appearing in the data dialog (when you click on the map). Format and example for a link file: one URL per record.</text:span></text:p>
      <text:p text:style-name="Standard"><text:span text:style-name="T15">linktext</text:span></text:p>
      <text:p text:style-name="Standard"><text:span text:style-name="T14">Short text at the link, in the example below: "See details at:"</text:span></text:p>
      <text:p text:style-name="P4"/>
      <text:p text:style-name="P4"/>
      <text:p text:style-name="P4"/>
      <text:p text:style-name="Standard"><text:span text:style-name="T2">Themes</text:span></text:p>
      <text:p text:style-name="Standard"><text:span text:style-name="T14">Themes appear in a special menu ("Themes").</text:span></text:p>
      <text:p text:style-name="Standard"><text:span text:style-name="T15">hinumtheme, theme*, themedat*</text:span></text:p>
      <text:p text:style-name="P4"/>
      <text:p text:style-name="Standard"><text:span text:style-name="T15">hinumtheme</text:span><text:span text:style-name="T14"> defines the maximum number of themes to read in. The names of the themes are definied by </text:span><text:span text:style-name="T15">theme</text:span><text:span text:style-name="T14">*, the attached textfiles with </text:span><text:span text:style-name="T15">themedat</text:span><text:span text:style-name="T14">*. The default delimiter (</text:span><text:span text:style-name="T15">themedelim</text:span><text:span text:style-name="T14">) is the underscore character. Most of the *-parameters can then be defined, e.g. as: colors (default colors), colors_3 (default colors for theme 3), colors_2_7 (color for variable 7 of theme 2). </text:span></text:p>
      <text:p text:style-name="P4"/>
      <text:p text:style-name="Standard"><text:span text:style-name="T15">firsttheme</text:span></text:p>
      <text:p text:style-name="Standard"><text:span text:style-name="T14">Theme selected at startup. (</text:span><text:span text:style-name="T13">1</text:span><text:span text:style-name="T14">)</text:span></text:p>
      <text:p text:style-name="P4"/>
      <text:p text:style-name="Standard"><text:soft-page-break/><text:span text:style-name="T15">firstvar_*</text:span></text:p>
      <text:p text:style-name="Standard"><text:span text:style-name="T14">Variable selected at startup of a theme, e.g. firstvar_2=4: in theme 2 starts with the 4th variable. (</text:span><text:span text:style-name="T13">1</text:span><text:span text:style-name="T14">)</text:span></text:p>
      <text:p text:style-name="Standard"><text:span text:style-name="T15">firstgeo_*</text:span></text:p>
      <text:p text:style-name="Standard"><text:span text:style-name="T14">Geometry selected at startup of a theme, e.g. firstgeo_3=2: in theme 3 starts with the 2nd geometry. (</text:span><text:span text:style-name="T13">1</text:span><text:span text:style-name="T14">)</text:span></text:p>
      <text:p text:style-name="P4"/>
      <text:p text:style-name="Standard"><text:span text:style-name="T1">Geometry Parameters</text:span></text:p>
      <text:p text:style-name="Standard"><text:span text:style-name="T8">Normally there is just one geometry, you use "geo", otherwise you would need "geo1", "geo2", etc.</text:span></text:p>
      <text:p text:style-name="Standard"><text:span text:style-name="T8">Parameters in </text:span><text:span text:style-name="T24">red </text:span><text:span text:style-name="T8">are required, arameters in </text:span><text:span text:style-name="T9">italics</text:span><text:span text:style-name="T11"> indicate </text:span><text:span text:style-name="T9">deprecated</text:span><text:span text:style-name="T11"> parameters.</text:span></text:p>
      <text:p text:style-name="Standard"><text:span text:style-name="T25">geo</text:span><text:span text:style-name="T12">*</text:span></text:p>
      <text:p text:style-name="Standard"><text:span text:style-name="T11">URL or relative path of the polygons in  </text:span><text:span text:style-name="T12">"psc" format </text:span><text:span text:style-name="T11">(with extension ".psc"). This kind of outline data set may be compressed and end in "psc.gz".</text:span></text:p>
      <text:p text:style-name="P2"/>
      <text:p text:style-name="Standard"><text:span text:style-name="T12">or </text:span></text:p>
      <text:p text:style-name="Standard"><text:span text:style-name="T11">URL or relative path of the circles in  </text:span><text:span text:style-name="T12">"cir" format </text:span><text:span text:style-name="T11">(with extension ".cir"). The circle format is usually the result of a Dorling cartogram. </text:span></text:p>
      <text:p text:style-name="Standard"><text:span text:style-name="T12">or </text:span></text:p>
      <text:p text:style-name="Standard"><text:span text:style-name="T11">URL or relative path of the circles in  </text:span><text:span text:style-name="T12">"cxy" format </text:span><text:span text:style-name="T11">(with extension ".cxy"). The circle format is usually the result of a Dorling cartogram. </text:span></text:p>
      <text:p text:style-name="P3"/>
      <text:p text:style-name="Standard"><text:span text:style-name="T12">ARC/INFO shapefile </text:span><text:span text:style-name="T11">format: use </text:span><text:span text:style-name="T4">shp2psc</text:span><text:span text:style-name="T11"> to convert such a file to the psc format. </text:span></text:p>
      <text:p text:style-name="P3"/>
      <text:p text:style-name="P3"/>
      <text:p text:style-name="P2"/>
      <text:p text:style-name="Standard"><text:span text:style-name="T12">geoname *</text:span></text:p>
      <text:p text:style-name="Standard"><text:span text:style-name="T11">Name of the geometry which apears in the pop-up-menu (only when there is more than one geometry).</text:span></text:p>
      <text:p text:style-name="P2"/>
      <text:p text:style-name="P2"/>
      <text:p text:style-name="Standard"><text:span text:style-name="T12">nam / una / nau</text:span></text:p>
      <text:p text:style-name="Standard"><text:span text:style-name="T11">URL or relative path of the areal unit names (with extension ".nam")  </text:span></text:p>
      <text:p text:style-name="Standard"><text:span text:style-name="T10">una, nau </text:span><text:span text:style-name="T12">: </text:span><text:span text:style-name="T11">File of the same structure but saved as Unicode text.</text:span></text:p>
      <text:p text:style-name="P2"/>
      <text:p text:style-name="P2"/>
      <text:p text:style-name="P2"/>
      <text:p text:style-name="Standard"><text:span text:style-name="T12">lab / ula / lau</text:span></text:p>
      <text:p text:style-name="Standard"><text:span text:style-name="T11">URL or relative path of the areal unit labels (only for circles; default is the nam-file) </text:span></text:p>
      <text:p text:style-name="Standard"><text:span text:style-name="T10">ula, lau </text:span><text:span text:style-name="T12">: </text:span><text:span text:style-name="T11">File of the same structure but saved as Unicode text.</text:span></text:p>
      <text:p text:style-name="Standard"><text:span text:style-name="T12">filter</text:span></text:p>
      <text:p text:style-name="Standard"><text:span text:style-name="T11">Filter data set. Format of the filter dataset; description aside.</text:span></text:p>
      <text:p text:style-name="P2"/>
      <text:p text:style-name="Standard"><text:span text:style-name="T12">filterW</text:span></text:p>
      <text:p text:style-name="Standard"><text:span text:style-name="T11">Weight data set (usually with extension ".wgt"); description aside. Normally, the absolute population number form the weights.</text:span></text:p>
      <text:p text:style-name="P2"/>
      <text:p text:style-name="Standard"><text:span text:style-name="T12">hinumgeo</text:span></text:p>
      <text:p text:style-name="Standard"><text:span text:style-name="T11">Maximum number of geometry files ( </text:span><text:span text:style-name="T13">5 </text:span><text:span text:style-name="T14">)</text:span></text:p>
      <text:p text:style-name="Standard"><text:span text:style-name="T15">geoorder</text:span></text:p>
      <text:p text:style-name="Standard"><text:span text:style-name="T14">Order of the geometry datasets how they appear on the menu (1, 2, 3, 4, ....).</text:span></text:p>
      <text:p text:style-name="P4"/>
      <text:p text:style-name="P4"/>
      <text:p text:style-name="P4"><text:soft-page-break/></text:p>
      <text:p text:style-name="Standard"><text:span text:style-name="T15">geo exclude</text:span></text:p>
      <text:p text:style-name="Standard"><text:span text:style-name="T14">Geometry datasets may be excluded from the menu. Example: (1, 2) = do not include geo1 and geo2).</text:span></text:p>
      <text:p text:style-name="Standard"><text:span text:style-name="T3">Layers</text:span></text:p>
      <text:p text:style-name="Standard"><text:span text:style-name="T14">In order to add elements like rivers, lakes, geometric forms, other boundaries etc. there is a layer concept. The layer parameter consists of a sequence number and a layer type and other description parameters.</text:span></text:p>
      <text:p text:style-name="Standard"><text:span text:style-name="T15">layer*</text:span></text:p>
      <text:p text:style-name="Standard"><text:span text:style-name="T14">The number (layer1, layer2, etc.) has no meaning but they have to be distinct.</text:span></text:p>
      <text:p text:style-name="P5"/>
      <text:list xml:id="list3738000238203528193" text:style-name="WWNum1">
        <text:list-item>
          <text:p text:style-name="P7"><text:span text:style-name="T15">Sequence number</text:span><text:span text:style-name="T14">. The layers were painted in the order of this number. By default the thematic map is on level 0, the legend on level 1 (just above the map). Layers below the thematic map get a negative number, layers above a number &gt; 1. You can change also the postion of the map and the legend.</text:span></text:p>
        </text:list-item>
        <text:list-item>
          <text:p text:style-name="P7"><text:span text:style-name="T15">Layer type</text:span><text:span text:style-name="T14">. At the moment the following types are supported:</text:span></text:p>
          <text:list>
            <text:list-item>
              <text:p text:style-name="P9"><text:span text:style-name="T14">1: Legend (default: sequence=1)</text:span></text:p>
            </text:list-item>
            <text:list-item>
              <text:p text:style-name="P9"><text:span text:style-name="T14">2: "normal" geometries, as .psc or .cir</text:span></text:p>
            </text:list-item>
            <text:list-item>
              <text:p text:style-name="P9"><text:span text:style-name="T14">5: rectangle in world coordinates</text:span></text:p>
            </text:list-item>
            <text:list-item>
              <text:p text:style-name="P9"><text:span text:style-name="T14">-5: rectangle in screen coordinates</text:span></text:p>
            </text:list-item>
          </text:list>
        </text:list-item>
        <text:list-item>
          <text:p text:style-name="P7"><text:span text:style-name="T15">Fillcolor</text:span><text:span text:style-name="T14"> (not for legends)</text:span></text:p>
        </text:list-item>
        <text:list-item>
          <text:p text:style-name="P7"><text:span text:style-name="T15">Bordercolor</text:span><text:span text:style-name="T14"> (not for legends)</text:span></text:p>
        </text:list-item>
        <text:list-item>
          <text:p text:style-name="P7"><text:span text:style-name="T15">Line thickness</text:span><text:span text:style-name="T14"> (in test stage, at the moment just for polygon geometries), values: </text:span><text:span text:style-name="T13">0</text:span><text:span text:style-name="T14">, 2, ... 9; The numbers define one pixel shifts, e.g. 25, 2457, 12345678 (25: the geometry is drawn three times: in original position, one pixel above and one pixel to the right).</text:span></text:p>
        </text:list-item>
        <text:list-item>
          <text:p text:style-name="P8"/>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list xml:id="list134941266386452" text:continue-numbering="true" text:style-name="WWNum1">
              <text:list-item>
                <text:p text:style-name="P7"><text:span text:style-name="T14">1</text:span></text:p>
              </text:list-item>
            </text:list>
          </table:table-cell>
          <table:table-cell table:style-name="Table1.A1" office:value-type="string">
            <text:list xml:id="list134939710221610" text:continue-numbering="true" text:style-name="WWNum1">
              <text:list-item>
                <text:p text:style-name="P7"><text:span text:style-name="T14">2</text:span></text:p>
              </text:list-item>
            </text:list>
          </table:table-cell>
          <table:table-cell table:style-name="Table1.A1" office:value-type="string">
            <text:list xml:id="list134939662137223" text:continue-numbering="true" text:style-name="WWNum1">
              <text:list-item>
                <text:p text:style-name="P7"><text:span text:style-name="T14">3</text:span></text:p>
              </text:list-item>
            </text:list>
          </table:table-cell>
        </table:table-row>
        <table:table-row table:style-name="Table1.1">
          <table:table-cell table:style-name="Table1.A1" office:value-type="string">
            <text:list xml:id="list134939694162480" text:continue-numbering="true" text:style-name="WWNum1">
              <text:list-item>
                <text:p text:style-name="P7"><text:span text:style-name="T14">4</text:span></text:p>
              </text:list-item>
            </text:list>
          </table:table-cell>
          <table:table-cell table:style-name="Table1.A1" office:value-type="string">
            <text:list xml:id="list134939863409717" text:continue-numbering="true" text:style-name="WWNum1">
              <text:list-item>
                <text:p text:style-name="P7"><text:span text:style-name="T14">•</text:span></text:p>
              </text:list-item>
            </text:list>
          </table:table-cell>
          <table:table-cell table:style-name="Table1.A1" office:value-type="string">
            <text:list xml:id="list134939734787995" text:continue-numbering="true" text:style-name="WWNum1">
              <text:list-item>
                <text:p text:style-name="P7"><text:span text:style-name="T14">5</text:span></text:p>
              </text:list-item>
            </text:list>
          </table:table-cell>
        </table:table-row>
        <table:table-row table:style-name="Table1.1">
          <table:table-cell table:style-name="Table1.A1" office:value-type="string">
            <text:list xml:id="list134941305195164" text:continue-numbering="true" text:style-name="WWNum1">
              <text:list-item>
                <text:p text:style-name="P7"><text:span text:style-name="T14">6</text:span></text:p>
              </text:list-item>
            </text:list>
          </table:table-cell>
          <table:table-cell table:style-name="Table1.A1" office:value-type="string">
            <text:list xml:id="list134939847307858" text:continue-numbering="true" text:style-name="WWNum1">
              <text:list-item>
                <text:p text:style-name="P7"><text:span text:style-name="T14">7</text:span></text:p>
              </text:list-item>
            </text:list>
          </table:table-cell>
          <table:table-cell table:style-name="Table1.A1" office:value-type="string">
            <text:list xml:id="list134940706608480" text:continue-numbering="true" text:style-name="WWNum1">
              <text:list-item>
                <text:p text:style-name="P7"><text:span text:style-name="T14">8</text:span></text:p>
              </text:list-item>
            </text:list>
          </table:table-cell>
        </table:table-row>
      </table:table>
      <text:p text:style-name="Standard"><text:span text:style-name="T26">Examples:</text:span></text:p>
      <text:p text:style-name="Standard"><text:span text:style-name="T22">&lt;param name="layer1" value="-12,2,geometry/ch_lakes.psc, #111111, #222233,25"&gt;</text:span></text:p>
      <text:p text:style-name="Standard"><text:span text:style-name="T22">&lt;param name="layer5" value="13,-5,2, 2, 50, 60, #ff8800, #005500"&gt;</text:span></text:p>
      <text:p text:style-name="Standard"><text:span text:style-name="T22">&lt;param name="layer3" value="56,5,674244.3,228901.31,711900.8,278332.47, #0000dd, #ffff00"&gt;</text:span></text:p>
      <text:p text:style-name="Standard"><text:span text:style-name="T22">&lt;param name="layer4" value="88,1"&gt;</text:span></text:p>
      <text:p text:style-name="Standard"><text:span text:style-name="T22">&lt;param name="layer2" value="93,2,geometrie/zh_182.cir,none, #000000"&gt;</text:span></text:p>
      <text:p text:style-name="Standard"/>
      <text:p text:style-name="Standard"/>
      <text:p text:style-name="Standard"><text:span text:style-name="T1">Symbolization</text:span></text:p>
      <text:p text:style-name="P1"/>
      <text:p text:style-name="P1"/>
      <text:p text:style-name="Standard"><text:span text:style-name="T7">digits*</text:span></text:p>
      <text:p text:style-name="Standard"><text:span text:style-name="T8">Number of digits after the decimal point (1)</text:span></text:p>
      <text:p text:style-name="Standard"><text:span text:style-name="T7">mtyp*</text:span></text:p>
      <text:p text:style-name="Standard"><text:span text:style-name="T8">Type of symbolization: 1: continuously from "bright to dark", 2: continously from "bright" to "mbright" and form "mdark" to "dark"; 3: nominal values. Use lookup to assign colors to values. (1; variant: </text:span><text:span text:style-name="T7">coltype</text:span><text:span text:style-name="T8">). New: mtyp=12: automatic selection of a colorscheme: if zmin&lt;0 and zmax&gt;0: mtyp=2; else mtyp=1.</text:span></text:p>
      <text:p text:style-name="P1"/>
      <text:p text:style-name="Standard"><text:soft-page-break/><text:span text:style-name="T7">color1scheme*</text:span></text:p>
      <text:p text:style-name="Standard"><text:span text:style-name="T8">Number of </text:span><text:span text:style-name="T5">color scheme</text:span><text:span text:style-name="T8"> for sequential colors, mtyp=1. (100 to 118);</text:span></text:p>
      <text:p text:style-name="Standard"><text:span text:style-name="T7">color2scheme*</text:span></text:p>
      <text:p text:style-name="Standard"><text:span text:style-name="T8">Number of </text:span><text:span text:style-name="T5">color scheme</text:span><text:span text:style-name="T8"> for divergent colors, mtyp=2. (200-209, 401-420, 501-512)</text:span></text:p>
      <text:p text:style-name="P1"/>
      <text:p text:style-name="P1"/>
      <text:p text:style-name="Standard"><text:span text:style-name="T7">color3scheme*</text:span></text:p>
      <text:p text:style-name="Standard"><text:span text:style-name="T8">Number of </text:span><text:span text:style-name="T5">color scheme</text:span><text:span text:style-name="T8"> for nominal colors, mtyp=3. (300 to 308)</text:span></text:p>
      <text:p text:style-name="P1"/>
      <text:p text:style-name="P1"/>
      <text:p text:style-name="Standard"><text:span text:style-name="T7">classes* (bottom, medium, top)</text:span></text:p>
      <text:p text:style-name="Standard"><text:span text:style-name="T8">The 3 "class" values; Defaults: ([mean - factor_s * standardDeviation], [mean], [mean + factor_s * standardDeviation])</text:span></text:p>
      <text:p text:style-name="Standard"><text:span text:style-name="T7">factors*</text:span></text:p>
      <text:p text:style-name="Standard"><text:span text:style-name="T9">factor_s</text:span><text:span text:style-name="T11"> defines the width of the intervall between </text:span><text:span text:style-name="T9">bottom</text:span><text:span text:style-name="T11"> and </text:span><text:span text:style-name="T9">top</text:span><text:span text:style-name="T11"> (cf. </text:span><text:span text:style-name="T9">classes</text:span><text:span text:style-name="T11">). If </text:span><text:span text:style-name="T9">factors</text:span><text:span text:style-name="T11"> is negative (e.g. -2.5) </text:span><text:span text:style-name="T9">bottom</text:span><text:span text:style-name="T11"> and </text:span><text:span text:style-name="T9">top</text:span><text:span text:style-name="T11"> lay at percentiles (2.5% of the values are below </text:span><text:span text:style-name="T9">bottom</text:span><text:span text:style-name="T11"> and 2.5% are above </text:span><text:span text:style-name="T9">top</text:span><text:span text:style-name="T11">). (1.5)</text:span></text:p>
      <text:p text:style-name="Standard"><text:span text:style-name="T12">colors* (white, bright, dark, black, missing, background, border, text)</text:span></text:p>
      <text:p text:style-name="Standard"><text:span text:style-name="T11">Colors of the first color scheme (</text:span><text:span text:style-name="T23">#ffff64, #ffff00, #ff0000, #a00000, #deffde, #dedeff, </text:span><text:span text:style-name="T11">#000000, #000000</text:span><text:span text:style-name="T23">: </text:span><text:span text:style-name="T11">yellow to red)</text:span></text:p>
      <text:p text:style-name="Standard"><text:span text:style-name="T12">bicolors* (white, bright, mbright, mdark, dark, black, missing, background, border, text)</text:span></text:p>
      <text:p text:style-name="Standard"><text:span text:style-name="T11">Colors of the second color scheme (</text:span><text:span text:style-name="T23">#a00000, #c70000, #debebe, #bedebe, #00aa00, #009600, #ffffff, #f6f6f6,</text:span><text:span text:style-name="T11">#000000, #000000: red to reddish gray and greenish gray to green)</text:span></text:p>
      <text:p text:style-name="Standard"><text:span text:style-name="T12">eyeexp*</text:span></text:p>
      <text:p text:style-name="Standard"><text:span text:style-name="T11">Parameter for the transition from </text:span><text:span text:style-name="T9">bright</text:span><text:span text:style-name="T11"> to </text:span><text:span text:style-name="T9">dark</text:span></text:p>
      <text:p text:style-name="Standard"><text:span text:style-name="T12">background* / bibackground* / nomibackground*</text:span></text:p>
      <text:p text:style-name="Standard"><text:span text:style-name="T11">Color of the map background for the 3 color schemes (#</text:span><text:span text:style-name="T23">dedeff</text:span><text:span text:style-name="T11"> / #</text:span><text:span text:style-name="T23">f6f6f6</text:span><text:span text:style-name="T11">)</text:span></text:p>
      <text:p text:style-name="Standard"><text:span text:style-name="T12">text* / bitext* / nomitext*</text:span></text:p>
      <text:p text:style-name="Standard"><text:span text:style-name="T11">Color of the legend text (#000000 / #000000)</text:span></text:p>
      <text:p text:style-name="Standard"><text:span text:style-name="T12">fehlend* / bifehlend* / nomifehlend*</text:span></text:p>
      <text:p text:style-name="Standard"><text:span text:style-name="T11">Color of the areas with missing values (#ffdeff / #ffffff)</text:span></text:p>
      <text:p text:style-name="Standard"><text:span text:style-name="T12">border* / biborder* / nomiborder*</text:span></text:p>
      <text:p text:style-name="Standard"><text:span text:style-name="T11">Color of the polygon boundaries (#000000 / #000000)</text:span></text:p>
      <text:p text:style-name="Standard"><text:span text:style-name="T12">withborders*</text:span></text:p>
      <text:p text:style-name="Standard"><text:span text:style-name="T11">Areal units with or without border lines (0 / 1)</text:span></text:p>
      <text:p text:style-name="Standard"><text:span text:style-name="T12">lookup*</text:span></text:p>
      <text:p text:style-name="Standard"><text:span text:style-name="T11">Feature for nominal data: Triples of number, legend text, and color. Example: &lt;param name="lookup5" value="1,low, #4400c7,2,medium, #069696,3,high, #c70044"&gt;: the 5th variable consists of the values 1, 2, and 3. "1" means "low" and gets a blue color. Values with no explicitly defined color get random colors and do not appear in the legend (as such with the name starting with "$$").</text:span></text:p>
      <text:p text:style-name="Standard"><text:span text:style-name="T12">calibration*</text:span></text:p>
      <text:p text:style-name="Standard"><text:span text:style-name="T11">Defining the size of the circles (in the case of absolute values); 2 variations:</text:span></text:p>
      <text:p text:style-name="P3"/>
      <text:p text:style-name="Standard"><text:span text:style-name="T11">(value / radius / bias / exponent / minval): An areal unit with a value of "value" becomes a circle with radius "radius". Values lower then "minval" were not drawn. Area proportional symbols get an exponent of 2.0, a variant could be 3.0 (cubic). Bias: A value which is added to the value of each areal unit. </text:span></text:p>
      <text:p text:style-name="P3"/>
      <text:p text:style-name="Standard"><text:span text:style-name="T11">(-percentage / bias / exponent / minval)</text:span></text:p>
      <text:p text:style-name="Standard"><text:span text:style-name="T11">If the first parameter value is negative, the total area of all circles covers about "percentage" of the map. </text:span></text:p>
      <text:p text:style-name="Standard"><text:soft-page-break/><text:span text:style-name="T11">(-30.0).</text:span></text:p>
      <text:p text:style-name="Standard"/>
      <text:p text:style-name="Standard"/>
      <text:p text:style-name="Standard"><text:span text:style-name="T1">Neighbours</text:span></text:p>
      <text:p text:style-name="Standard"><text:span text:style-name="T7">filter</text:span></text:p>
      <text:p text:style-name="Standard"><text:span text:style-name="T8">Filter data set. Format of the filter dataset; description aside.</text:span></text:p>
      <text:p text:style-name="Standard"><text:span text:style-name="T7">filterW</text:span></text:p>
      <text:p text:style-name="Standard"><text:span text:style-name="T8">Weight data set (usually with extension ".wgt"); description aside. Normally, the absolute population number form the weights.</text:span></text:p>
      <text:p text:style-name="Standard"/>
      <text:p text:style-name="Standard"/>
      <text:p text:style-name="Standard"><text:span text:style-name="T1">Feature (De)Activation</text:span></text:p>
      <text:p text:style-name="Standard"><text:span text:style-name="T7">bitri</text:span></text:p>
      <text:p text:style-name="Standard"><text:span text:style-name="T8">Experimental feature for the creation of bi- and trivariate maps (0 / </text:span><text:span text:style-name="T16">1</text:span><text:span text:style-name="T17">)</text:span></text:p>
      <text:p text:style-name="Standard"><text:span text:style-name="T18">withlabels</text:span></text:p>
      <text:p text:style-name="Standard"><text:span text:style-name="T17">Labels in circles (0 / </text:span><text:span text:style-name="T16">1</text:span><text:span text:style-name="T17">)</text:span></text:p>
      <text:p text:style-name="Standard"><text:span text:style-name="T18">polylabels</text:span></text:p>
      <text:p text:style-name="Standard"><text:span text:style-name="T17">Labels over polygons (</text:span><text:span text:style-name="T16">0</text:span><text:span text:style-name="T17"> / 1); in an experimental stage (no conflicts wer resolved)</text:span></text:p>
      <text:p text:style-name="Standard"><text:span text:style-name="T18">zoomtool</text:span></text:p>
      <text:p text:style-name="Standard"><text:span text:style-name="T19">-1</text:span><text:span text:style-name="T17">: zoom tools activated but initially not visible / 0: no zoom tools / 1: activated and initially visible</text:span></text:p>
      <text:p text:style-name="Standard"><text:span text:style-name="T18">pasteField</text:span></text:p>
      <text:p text:style-name="Standard"><text:span text:style-name="T17">Small field where own data values can be pasted in (</text:span><text:span text:style-name="T19">0</text:span><text:span text:style-name="T17"> / 1)</text:span></text:p>
      <text:p text:style-name="Standard"><text:span text:style-name="T18">EPSMenu</text:span></text:p>
      <text:p text:style-name="Standard"><text:span text:style-name="T17">Export of the map as EPS data (appears in a separate window) (0 / </text:span><text:span text:style-name="T19">1</text:span><text:span text:style-name="T17">). </text:span><text:span text:style-name="T6">Details</text:span></text:p>
      <text:p text:style-name="Standard"><text:span text:style-name="T18">psctMenu</text:span></text:p>
      <text:p text:style-name="Standard"><text:span text:style-name="T17">Export of the geometry in ArcGIS Generate format (written to the console) (</text:span><text:span text:style-name="T19">0</text:span><text:span text:style-name="T17"> / 1)</text:span></text:p>
      <text:p text:style-name="Standard"><text:span text:style-name="T18">reloadMenu</text:span></text:p>
      <text:p text:style-name="Standard"><text:span text:style-name="T17">Option to reload newer data form the web server (0 / </text:span><text:span text:style-name="T19">1</text:span><text:span text:style-name="T17">)</text:span></text:p>
      <text:p text:style-name="Standard"><text:span text:style-name="T18">writeParamMenu</text:span></text:p>
      <text:p text:style-name="Standard"><text:span text:style-name="T17">Export of some main parameters (e.g. changed colors) to the java console (0 / </text:span><text:span text:style-name="T19">1</text:span><text:span text:style-name="T17">)</text:span></text:p>
      <text:p text:style-name="Standard"><text:span text:style-name="T18">tipWindowMenu</text:span></text:p>
      <text:p text:style-name="Standard"><text:span text:style-name="T17">Experimental feature of small tip windows (0 / </text:span><text:span text:style-name="T19">1</text:span><text:span text:style-name="T17">)</text:span></text:p>
      <text:p text:style-name="P6"/>
      <text:p text:style-name="Standard"><text:span text:style-name="T17">Add code here that should appear in the content block of all new pages</text:span></text:p>
      <text:p text:style-name="Standard"><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mily-generic="roman"/>
    <style:font-face style:name="Georgia" svg:font-family="Georgia" style:font-family-generic="roman"/>
    <style:font-face style:name="Verdana" svg:font-family="Verdan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CH"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9T13:44:20.082330000</meta:creation-date>
    <meta:print-date>2015-01-09T13:48:00.166775000</meta:print-date>
    <dc:date>2015-01-09T13:49:39.334678000</dc:date>
    <meta:editing-duration>P0D</meta:editing-duration>
    <meta:editing-cycles>1</meta:editing-cycles>
    <meta:document-statistic meta:table-count="1" meta:image-count="0" meta:object-count="0" meta:page-count="6" meta:paragraph-count="181" meta:word-count="1850" meta:character-count="11039" meta:non-whitespace-character-count="9372"/>
    <meta:generator>LibreOffice/4.2.6.3$MacOSX_X86_64 LibreOffice_project/3fd416d4c6db7d3204c17ce57a1d70f6e531ee21</meta:generator>
  </office:meta>
</office:document-meta>
</file>